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987cm"/>
    </style:style>
    <style:style style:name="co2" style:family="table-column">
      <style:table-column-properties fo:break-before="auto" style:column-width="2.267cm"/>
    </style:style>
    <style:style style:name="co3" style:family="table-column">
      <style:table-column-properties fo:break-before="auto" style:column-width="7.041cm"/>
    </style:style>
    <style:style style:name="co4" style:family="table-column">
      <style:table-column-properties fo:break-before="auto" style:column-width="5.741cm"/>
    </style:style>
    <style:style style:name="co5" style:family="table-column">
      <style:table-column-properties fo:break-before="auto" style:column-width="10.474cm"/>
    </style:style>
    <style:style style:name="co6" style:family="table-column">
      <style:table-column-properties fo:break-before="auto" style:column-width="5.711cm"/>
    </style:style>
    <style:style style:name="co7" style:family="table-column">
      <style:table-column-properties fo:break-before="auto" style:column-width="7.445cm"/>
    </style:style>
    <style:style style:name="co8" style:family="table-column">
      <style:table-column-properties fo:break-before="auto" style:column-width="6.59cm"/>
    </style:style>
    <style:style style:name="co9" style:family="table-column">
      <style:table-column-properties fo:break-before="auto" style:column-width="5.618cm"/>
    </style:style>
    <style:style style:name="co10" style:family="table-column">
      <style:table-column-properties fo:break-before="auto" style:column-width="2.828cm"/>
    </style:style>
    <style:style style:name="co12" style:family="table-column">
      <style:table-column-properties fo:break-before="auto" style:column-width="41.947cm"/>
    </style:style>
    <style:style style:name="co13" style:family="table-column">
      <style:table-column-properties fo:break-before="auto" style:column-width="31.634cm"/>
    </style:style>
    <style:style style:name="ro1" style:family="table-row">
      <style:table-row-properties style:row-height="0.499cm" fo:break-before="auto" style:use-optimal-row-height="true"/>
    </style:style>
    <style:style style:name="ro2" style:family="table-row">
      <style:table-row-properties style:row-height="0.496cm" fo:break-before="auto" style:use-optimal-row-height="true"/>
    </style:style>
    <style:style style:name="ro4" style:family="table-row">
      <style:table-row-properties style:row-height="0.556cm" fo:break-before="auto" style:use-optimal-row-height="false"/>
    </style:style>
    <style:style style:name="ro6" style:family="table-row">
      <style:table-row-properties style:row-height="0.453cm" fo:break-before="auto" style:use-optimal-row-height="false"/>
    </style:style>
    <style:style style:name="ro5"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ta2" style:family="table" style:master-page-name="PageStyle_5f_Sheet1">
      <style:table-properties table:display="true" style:writing-mode="lr-tb"/>
    </style:style>
    <style:style style:name="ce1" style:family="table-cell" style:parent-style-name="Default">
      <style:text-properties fo:font-size="11pt" style:font-size-asian="11pt" style:font-size-complex="11pt"/>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Cambria" style:font-size-complex="11pt" style:font-style-complex="normal" style:font-weight-complex="normal"/>
    </style:style>
    <style:style style:name="ce3" style:family="table-cell" style:parent-style-name="Excel_20_Built-in_20_Normal">
      <style:text-properties style:font-name="Arial" fo:font-size="11pt" style:font-size-asian="11pt" style:font-size-complex="11pt"/>
    </style:style>
    <style:style style:name="ce4" style:family="table-cell" style:parent-style-name="Default">
      <style:text-properties fo:color="#000000" fo:font-size="11pt" style:font-size-asian="11pt" style:font-name-complex="Arial1" style:font-size-complex="11pt"/>
    </style:style>
    <style:style style:name="ce5" style:family="table-cell" style:parent-style-name="Default">
      <style:text-properties style:use-window-font-color="true" fo:font-size="11pt" style:font-size-asian="11pt" style:font-name-complex="Cambria" style:font-size-complex="11pt"/>
    </style:style>
    <style:style style:name="ce6" style:family="table-cell" style:parent-style-name="Default">
      <style:text-properties style:use-window-font-color="true" fo:font-size="11pt" style:font-size-asian="11pt" style:font-name-complex="Mangal" style:font-size-complex="11pt"/>
    </style:style>
  </office:automatic-styles>
  <office:body>
    <office:spreadsheet>
      <table:calculation-settings table:case-sensitive="false" table:automatic-find-labels="false" table:use-regular-expressions="false">
        <table:iteration table:maximum-difference="0.0001"/>
      </table:calculation-settings>
      <table:table table:name="Intro" table:style-name="ta1" table:print="false">
        <office:forms form:automatic-focus="false" form:apply-design-mode="false"/>
        <table:table-column table:style-name="co1" table:default-cell-style-name="ce1"/>
        <table:table-column table:style-name="co2" table:number-columns-repeated="1023" table:default-cell-style-name="ce1"/>
        <table:table-row table:style-name="ro1">
          <table:table-cell office:value-type="string">
            <text:p>The following sheets contain an updated version of <text:a xlink:href="http://healingweb.blogspot.com/">the HealingWeb</text:a>'s pages on native freshwater organisms.</text:p>
          </table:table-cell>
          <table:table-cell table:number-columns-repeated="1023"/>
        </table:table-row>
        <table:table-row table:style-name="ro2">
          <table:table-cell office:value-type="string">
            <text:p>The fish species are divided up per region. Same goes for the shellfish and halofytes.</text:p>
          </table:table-cell>
          <table:table-cell table:number-columns-repeated="1023"/>
        </table:table-row>
        <table:table-row table:style-name="ro2">
          <table:table-cell office:value-type="string">
            <text:p>Shellfish includes crustaceans and molluscs; echinoderms are also included in this category.</text:p>
          </table:table-cell>
          <table:table-cell table:number-columns-repeated="1023"/>
        </table:table-row>
        <table:table-row table:style-name="ro2">
          <table:table-cell office:value-type="string">
            <text:p>Halofytes include coastal crops (so growing on land, but capable of being flooded or sprayed with salt water, ie Salicornia), floating plants (which live in deeper water yet which head their flower heads </text:p>
          </table:table-cell>
          <table:table-cell table:number-columns-repeated="1023"/>
        </table:table-row>
        <table:table-row table:style-name="ro2">
          <table:table-cell office:value-type="string">
            <text:p>come above water and also still have their roots in the ground, ie Nuphar lutea), submerged (rooted) plants (which are entirely submerged yet are rooted in soil, ...; ie coral, most seaweed), or </text:p>
          </table:table-cell>
          <table:table-cell table:number-columns-repeated="1023"/>
        </table:table-row>
        <table:table-row table:style-name="ro2">
          <table:table-cell office:value-type="string">
            <text:p>submerged (not-rooted) plants (which are entirely submerged and are not rooted in soil, ... ; ie most algae)</text:p>
          </table:table-cell>
          <table:table-cell table:number-columns-repeated="1023"/>
        </table:table-row>
        <table:table-row table:style-name="ro2">
          <table:table-cell office:value-type="string">
            <text:p>Region 1: Arctic ocean (from North Sea to Beaufort sea -A-)</text:p>
          </table:table-cell>
          <table:table-cell table:number-columns-repeated="1023"/>
        </table:table-row>
        <table:table-row table:style-name="ro2">
          <table:table-cell office:value-type="string">
            <text:p>Region 2: North Atlantic Ocean (from Caribbean Sea to Aral Sea -B-)</text:p>
          </table:table-cell>
          <table:table-cell table:number-columns-repeated="1023"/>
        </table:table-row>
        <table:table-row table:style-name="ro2">
          <table:table-cell office:value-type="string">
            <text:p>Region 3: South Atlantic Ocean (from the coast of Uruguay over to the western coast of South Africa to the coast of Liberia and the coast of French Guyana)</text:p>
          </table:table-cell>
          <table:table-cell table:number-columns-repeated="1023"/>
        </table:table-row>
        <table:table-row table:style-name="ro2">
          <table:table-cell office:value-type="string">
            <text:p>Region 4: Indian Ocean (from west coast of South Africa to Coral Sea -C-)</text:p>
          </table:table-cell>
          <table:table-cell table:number-columns-repeated="1023"/>
        </table:table-row>
        <table:table-row table:style-name="ro2">
          <table:table-cell office:value-type="string">
            <text:p>Region 5: North Pacific Ocean (from Phillipine Sea to Gulf of Alaska/Gulf of California -D-)</text:p>
          </table:table-cell>
          <table:table-cell table:number-columns-repeated="1023"/>
        </table:table-row>
        <table:table-row table:style-name="ro2">
          <table:table-cell office:value-type="string">
            <text:p>Region 6: South Pacific Ocean (from northern coast of New Zealand to the southern coast of Peru) and Southern Ocean (from Scotia Sea over the Tasman Sea and to the southern coast of Chili -E-)</text:p>
          </table:table-cell>
          <table:table-cell table:number-columns-repeated="1023"/>
        </table:table-row>
        <table:table-row table:style-name="ro2">
          <table:table-cell office:value-type="string">
            <text:p>Raising the fish at an ecologically sustainable and cheap way can only be done if no feed (such as fish meal) needs to be bought.</text:p>
          </table:table-cell>
          <table:table-cell table:number-columns-repeated="1023"/>
        </table:table-row>
        <table:table-row table:style-name="ro2">
          <table:table-cell office:value-type="string">
            <text:p>The fish can feed itself using either insects and insect larvae that have come into the pond, small creatures that live in the soil (worms), or using plants.</text:p>
          </table:table-cell>
          <table:table-cell table:number-columns-repeated="1023"/>
        </table:table-row>
        <table:table-row table:style-name="ro2">
          <table:table-cell office:value-type="string">
            <text:p>Plants can be added to the pond and can also offer additional functions (raising of oxygen levels, shading, protection/concealment from predators).</text:p>
          </table:table-cell>
          <table:table-cell table:number-columns-repeated="1023"/>
        </table:table-row>
        <table:table-row table:style-name="ro2">
          <table:table-cell office:value-type="string">
            <text:p>Organisms that live in the soil can only be provided for if your pond is dug out (which is only possible if you have a clay soil).</text:p>
          </table:table-cell>
          <table:table-cell table:number-columns-repeated="1023"/>
        </table:table-row>
        <table:table-row table:style-name="ro2">
          <table:table-cell office:value-type="string">
            <text:p>If you're using a large container or have added a liner unto your dug out soil, the fish won't be able to catch worms, ...</text:p>
          </table:table-cell>
          <table:table-cell table:number-columns-repeated="1023"/>
        </table:table-row>
        <table:table-row table:style-name="ro2">
          <table:table-cell office:value-type="string">
            <text:p>There's also a column showing whether you need stagnant or flowing water; if the latter, you need to add a pump and piping to your pond.</text:p>
          </table:table-cell>
          <table:table-cell table:number-columns-repeated="1023"/>
        </table:table-row>
        <table:table-row table:style-name="ro2">
          <table:table-cell office:value-type="string">
            <text:p>Your pond should also have a depth of 120 cm (deepest point). This, to ensure it is frost-free and fish have a place to reside in during winter.</text:p>
          </table:table-cell>
          <table:table-cell table:number-columns-repeated="1023"/>
        </table:table-row>
        <table:table-row table:style-name="ro2">
          <table:table-cell office:value-type="string">
            <text:p>Your pond should have plants added for all 4 depth zones (0–20cm, 40–60cm, 60–120cm, deeper water).</text:p>
          </table:table-cell>
          <table:table-cell table:number-columns-repeated="1023"/>
        </table:table-row>
        <table:table-row table:style-name="ro2">
          <table:table-cell office:value-type="string">
            <text:p>It should also sufficient air (provide using oxygen plants) and have water filtering; the latter can be provided for by using lavastones (1/4 of pond size) as well as plants (i.e. Iris pseudacorus,... ).</text:p>
          </table:table-cell>
          <table:table-cell table:number-columns-repeated="1023"/>
        </table:table-row>
        <table:table-row table:style-name="ro2">
          <table:table-cell office:value-type="string">
            <text:p>Bacteria should be present in the media (lavastones) for proper purification. You can add them using straw. </text:p>
          </table:table-cell>
          <table:table-cell table:number-columns-repeated="1023"/>
        </table:table-row>
        <table:table-row table:style-name="ro2">
          <table:table-cell office:value-type="string">
            <text:p>Water filtering is needed as fish pollute the water with excrement which will in turn affect the fish's own health and also promote algae growth.</text:p>
          </table:table-cell>
          <table:table-cell table:number-columns-repeated="1023"/>
        </table:table-row>
        <table:table-row table:style-name="ro2">
          <table:table-cell office:value-type="string">
            <text:p>Also note that the amount of fish that you can grow in your pond depends on mainly on the carrying capacity of the water (=amount of food available for the fish).</text:p>
          </table:table-cell>
          <table:table-cell table:number-columns-repeated="1023"/>
        </table:table-row>
        <table:table-row table:style-name="ro2">
          <table:table-cell office:value-type="string">
            <text:p>The carrying capacity is, on average, 175 to 300 kg per hectare per year. You should only use 1/3 of this carrying capacity, so 100 kg fish/hectare per year.</text:p>
          </table:table-cell>
          <table:table-cell table:number-columns-repeated="1023"/>
        </table:table-row>
        <table:table-row table:style-name="ro2">
          <table:table-cell office:value-type="string">
            <text:p>Calculate out how much fish you can grow in your pond based on its size, and don't exceed the amount.</text:p>
          </table:table-cell>
          <table:table-cell table:number-columns-repeated="1023"/>
        </table:table-row>
        <table:table-row table:style-name="ro2">
          <table:table-cell table:number-columns-repeated="1024"/>
        </table:table-row>
        <table:table-row table:style-name="ro2">
          <table:table-cell office:value-type="string">
            <text:p>A: Hence also includes Baltic Sea, Norwegian Sea, Greenland Sea, Barents Sea, Kara Sea, Laptev Sea, East Siberian Sea, Labrador Sea</text:p>
          </table:table-cell>
          <table:table-cell table:number-columns-repeated="1023"/>
        </table:table-row>
        <table:table-row table:style-name="ro2">
          <table:table-cell office:value-type="string">
            <text:p>B: Hence also includes Celtic Sea, Mediterranean Sea, Black Sea, Azov Sea, Caspian Sea</text:p>
          </table:table-cell>
          <table:table-cell table:number-columns-repeated="1023"/>
        </table:table-row>
        <table:table-row table:style-name="ro2">
          <table:table-cell office:value-type="string">
            <text:p>C: Hence also includes Mozambique Channel, Arabian Sea, Andaman Sea, South China Sea, Celebes Sea, Java Sea, Timor Sea, Banda Sea, Arafura Sea</text:p>
          </table:table-cell>
          <table:table-cell table:number-columns-repeated="1023"/>
        </table:table-row>
        <table:table-row table:style-name="ro2">
          <table:table-cell office:value-type="string">
            <text:p>D: Hence also includes East China Sea, Yellow Sea, Sea of Japan, Sea of Okhotsk, Bering Sea</text:p>
          </table:table-cell>
          <table:table-cell table:number-columns-repeated="1023"/>
        </table:table-row>
        <table:table-row table:style-name="ro2">
          <table:table-cell office:value-type="string">
            <text:p>E: Hence also includes Wedell Sea</text:p>
          </table:table-cell>
          <table:table-cell table:number-columns-repeated="1023"/>
        </table:table-row>
        <table:table-row table:style-name="ro2">
          <table:table-cell table:number-columns-repeated="1024"/>
        </table:table-row>
        <table:table-row table:style-name="ro1">
          <table:table-cell office:value-type="string">
            <text:p>For a map showing the location of the oceans and seas, see <text:a xlink:href="https://archive.is/5gOAB">here</text:a>.</text:p>
          </table:table-cell>
          <table:table-cell table:number-columns-repeated="1023"/>
        </table:table-row>
        <table:table-row table:style-name="ro2">
          <table:table-cell office:value-type="string">
            <text:p>Note that although we divide the map using the oceans, the marine species are not grown in these oceans but rather in the rivers on the land, and near the sea (estuaries).</text:p>
          </table:table-cell>
          <table:table-cell table:number-columns-repeated="1023"/>
        </table:table-row>
        <table:table-row table:style-name="ro2">
          <table:table-cell office:value-type="string">
            <text:p>Some fish mentioned here are catadromous or amphidromous.</text:p>
          </table:table-cell>
          <table:table-cell table:number-columns-repeated="1023"/>
        </table:table-row>
        <table:table-row table:style-name="ro2" table:number-rows-repeated="1048539">
          <table:table-cell table:number-columns-repeated="1024"/>
        </table:table-row>
        <table:table-row table:style-name="ro2">
          <table:table-cell table:number-columns-repeated="1024"/>
        </table:table-row>
      </table:table>
      <table:table table:name="Region 1 fish species" table:style-name="ta2" table:print="false">
        <office:forms form:automatic-focus="false" form:apply-design-mode="false"/>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1017" table:default-cell-style-name="ce3"/>
        <table:table-row table:style-name="ro2">
          <table:table-cell table:style-name="ce2" office:value-type="string">
            <text:p>Latin name:</text:p>
          </table:table-cell>
          <table:table-cell table:style-name="ce2" office:value-type="string">
            <text:p>English name</text:p>
          </table:table-cell>
          <table:table-cell table:style-name="ce2" office:value-type="string">
            <text:p>Diet</text:p>
          </table:table-cell>
          <table:table-cell table:style-name="ce2" office:value-type="string">
            <text:p>Flowing or stagnant water ?</text:p>
          </table:table-cell>
          <table:table-cell office:value-type="string">
            <text:p>Surface, middle or bottom swimmer ?</text:p>
          </table:table-cell>
          <table:table-cell office:value-type="string">
            <text:p>Eggs layed on/in ? </text:p>
          </table:table-cell>
          <table:table-cell office:value-type="string">
            <text:p>oxygen levels required</text:p>
          </table:table-cell>
          <table:table-cell table:number-columns-repeated="1017"/>
        </table:table-row>
        <table:table-row table:style-name="ro2">
          <table:table-cell table:style-name="ce2" office:value-type="string">
            <text:p>Cyprinus carpio carpio</text:p>
          </table:table-cell>
          <table:table-cell office:value-type="string">
            <text:p>common carp</text:p>
          </table:table-cell>
          <table:table-cell office:value-type="string">
            <text:p>small animals, plants</text:p>
          </table:table-cell>
          <table:table-cell office:value-type="string">
            <text:p>stagnant or slowly flowing</text:p>
          </table:table-cell>
          <table:table-cell table:number-columns-repeated="1020"/>
        </table:table-row>
        <table:table-row table:style-name="ro2">
          <table:table-cell table:style-name="ce2" office:value-type="string">
            <text:p>Hypophthalmichthys molitrix</text:p>
          </table:table-cell>
          <table:table-cell office:value-type="string">
            <text:p>silver carp</text:p>
          </table:table-cell>
          <table:table-cell table:number-columns-repeated="1022"/>
        </table:table-row>
        <table:table-row table:style-name="ro2">
          <table:table-cell table:style-name="ce2" office:value-type="string">
            <text:p>Carassius carassius</text:p>
          </table:table-cell>
          <table:table-cell office:value-type="string">
            <text:p>crucian carp</text:p>
          </table:table-cell>
          <table:table-cell office:value-type="string">
            <text:p>insects, small animals, plants</text:p>
          </table:table-cell>
          <table:table-cell office:value-type="string">
            <text:p>stagnant</text:p>
          </table:table-cell>
          <table:table-cell table:number-columns-repeated="1020"/>
        </table:table-row>
        <table:table-row table:style-name="ro2">
          <table:table-cell table:style-name="ce2" office:value-type="string">
            <text:p>Alosa alosa</text:p>
          </table:table-cell>
          <table:table-cell office:value-type="string">
            <text:p>allis shad</text:p>
          </table:table-cell>
          <table:table-cell office:value-type="string">
            <text:p>plankton</text:p>
          </table:table-cell>
          <table:table-cell office:value-type="string">
            <text:p>flowing</text:p>
          </table:table-cell>
          <table:table-cell table:number-columns-repeated="1020"/>
        </table:table-row>
        <table:table-row table:style-name="ro2">
          <table:table-cell table:style-name="ce2" office:value-type="string">
            <text:p>Salvelinus alpinus</text:p>
          </table:table-cell>
          <table:table-cell office:value-type="string">
            <text:p>charr</text:p>
          </table:table-cell>
          <table:table-cell office:value-type="string">
            <text:p>zooplankton, crustaceans, insects, fish</text:p>
          </table:table-cell>
          <table:table-cell office:value-type="string">
            <text:p>flowing</text:p>
          </table:table-cell>
          <table:table-cell table:number-columns-repeated="1020"/>
        </table:table-row>
        <table:table-row table:style-name="ro2">
          <table:table-cell table:style-name="ce2" office:value-type="string">
            <text:p>Coregonus lavaretus</text:p>
          </table:table-cell>
          <table:table-cell office:value-type="string">
            <text:p>lavaret</text:p>
          </table:table-cell>
          <table:table-cell office:value-type="string">
            <text:p>plankton, insect larvae</text:p>
          </table:table-cell>
          <table:table-cell office:value-type="string">
            <text:p>stagnant or flowing</text:p>
          </table:table-cell>
          <table:table-cell table:number-columns-repeated="1020"/>
        </table:table-row>
        <table:table-row table:style-name="ro2">
          <table:table-cell table:style-name="ce2" office:value-type="string">
            <text:p>Thymallus thymallus</text:p>
          </table:table-cell>
          <table:table-cell office:value-type="string">
            <text:p>grayling</text:p>
          </table:table-cell>
          <table:table-cell office:value-type="string">
            <text:p>soil creatures, insect larvae, fish</text:p>
          </table:table-cell>
          <table:table-cell office:value-type="string">
            <text:p>slowly flowing</text:p>
          </table:table-cell>
          <table:table-cell table:number-columns-repeated="2"/>
          <table:table-cell office:value-type="string">
            <text:p>high</text:p>
          </table:table-cell>
          <table:table-cell table:number-columns-repeated="1017"/>
        </table:table-row>
        <table:table-row table:style-name="ro2">
          <table:table-cell table:style-name="ce2" office:value-type="string">
            <text:p>Osmerus eperlanus</text:p>
          </table:table-cell>
          <table:table-cell office:value-type="string">
            <text:p>smelt</text:p>
          </table:table-cell>
          <table:table-cell office:value-type="string">
            <text:p>zooplankton, crustaceans, fish</text:p>
          </table:table-cell>
          <table:table-cell office:value-type="string">
            <text:p>flowing</text:p>
          </table:table-cell>
          <table:table-cell table:number-columns-repeated="1020"/>
        </table:table-row>
        <table:table-row table:style-name="ro2">
          <table:table-cell table:style-name="ce2" office:value-type="string">
            <text:p>Rutilus rutilus</text:p>
          </table:table-cell>
          <table:table-cell office:value-type="string">
            <text:p>roach</text:p>
          </table:table-cell>
          <table:table-cell office:value-type="string">
            <text:p>insect larvae, plants</text:p>
          </table:table-cell>
          <table:table-cell office:value-type="string">
            <text:p>slowly flowing</text:p>
          </table:table-cell>
          <table:table-cell table:number-columns-repeated="1020"/>
        </table:table-row>
        <table:table-row table:style-name="ro2">
          <table:table-cell table:style-name="ce2" office:value-type="string">
            <text:p>Leucaspius delineatus</text:p>
          </table:table-cell>
          <table:table-cell office:value-type="string">
            <text:p>sunbleak</text:p>
          </table:table-cell>
          <table:table-cell office:value-type="string">
            <text:p>zooplankton, plants</text:p>
          </table:table-cell>
          <table:table-cell office:value-type="string">
            <text:p>stagnant or flowing</text:p>
          </table:table-cell>
          <table:table-cell table:number-columns-repeated="1020"/>
        </table:table-row>
        <table:table-row table:style-name="ro2">
          <table:table-cell table:style-name="ce2" office:value-type="string">
            <text:p>Leuciscus leuciscus</text:p>
          </table:table-cell>
          <table:table-cell office:value-type="string">
            <text:p>dace</text:p>
          </table:table-cell>
          <table:table-cell office:value-type="string">
            <text:p>zooplankton, worms, snails, insect larvae, algae</text:p>
          </table:table-cell>
          <table:table-cell office:value-type="string">
            <text:p>slowly flowing</text:p>
          </table:table-cell>
          <table:table-cell table:number-columns-repeated="1020"/>
        </table:table-row>
        <table:table-row table:style-name="ro2">
          <table:table-cell table:style-name="ce2" office:value-type="string">
            <text:p>Leuciscus idus</text:p>
          </table:table-cell>
          <table:table-cell office:value-type="string">
            <text:p>ide</text:p>
          </table:table-cell>
          <table:table-cell office:value-type="string">
            <text:p>insects, snails, plants</text:p>
          </table:table-cell>
          <table:table-cell office:value-type="string">
            <text:p>stagnant or flowing</text:p>
          </table:table-cell>
          <table:table-cell table:number-columns-repeated="1020"/>
        </table:table-row>
        <table:table-row table:style-name="ro2">
          <table:table-cell table:style-name="ce2" office:value-type="string">
            <text:p>Phoxinus phoxinus</text:p>
          </table:table-cell>
          <table:table-cell office:value-type="string">
            <text:p>minnow</text:p>
          </table:table-cell>
          <table:table-cell office:value-type="string">
            <text:p>insect larvae</text:p>
          </table:table-cell>
          <table:table-cell office:value-type="string">
            <text:p>stagnant</text:p>
          </table:table-cell>
          <table:table-cell table:number-columns-repeated="1020"/>
        </table:table-row>
        <table:table-row table:style-name="ro2">
          <table:table-cell table:style-name="ce2" office:value-type="string">
            <text:p>Scardinius erythrophthalmus</text:p>
          </table:table-cell>
          <table:table-cell office:value-type="string">
            <text:p>rudd</text:p>
          </table:table-cell>
          <table:table-cell table:number-columns-repeated="1022"/>
        </table:table-row>
        <table:table-row table:style-name="ro2">
          <table:table-cell table:style-name="ce2" office:value-type="string">
            <text:p>Aspius aspius</text:p>
          </table:table-cell>
          <table:table-cell office:value-type="string">
            <text:p>asp</text:p>
          </table:table-cell>
          <table:table-cell office:value-type="string">
            <text:p>zooplankton, insect larvae, insects, soil creatures</text:p>
          </table:table-cell>
          <table:table-cell office:value-type="string">
            <text:p>flowing</text:p>
          </table:table-cell>
          <table:table-cell/>
          <table:table-cell office:value-type="string">
            <text:p>gravel</text:p>
          </table:table-cell>
          <table:table-cell table:number-columns-repeated="1018"/>
        </table:table-row>
        <table:table-row table:style-name="ro2">
          <table:table-cell table:style-name="ce2" office:value-type="string">
            <text:p>Chondrostoma nasus</text:p>
          </table:table-cell>
          <table:table-cell office:value-type="string">
            <text:p>common nase</text:p>
          </table:table-cell>
          <table:table-cell office:value-type="string">
            <text:p>algae, small creatures</text:p>
          </table:table-cell>
          <table:table-cell table:number-columns-repeated="2"/>
          <table:table-cell office:value-type="string">
            <text:p>gravel at shallow depth</text:p>
          </table:table-cell>
          <table:table-cell table:number-columns-repeated="1018"/>
        </table:table-row>
        <table:table-row table:style-name="ro2">
          <table:table-cell table:style-name="ce2" office:value-type="string">
            <text:p>Alburnus alburnus</text:p>
          </table:table-cell>
          <table:table-cell office:value-type="string">
            <text:p>bleak</text:p>
          </table:table-cell>
          <table:table-cell office:value-type="string">
            <text:p>insects, plants</text:p>
          </table:table-cell>
          <table:table-cell office:value-type="string">
            <text:p>slowly flowing</text:p>
          </table:table-cell>
          <table:table-cell table:number-columns-repeated="1020"/>
        </table:table-row>
        <table:table-row table:style-name="ro2">
          <table:table-cell table:style-name="ce2" office:value-type="string">
            <text:p>Alburnoides bipunctatus</text:p>
          </table:table-cell>
          <table:table-cell office:value-type="string">
            <text:p>spirlin</text:p>
          </table:table-cell>
          <table:table-cell office:value-type="string">
            <text:p>insect larvae, worms</text:p>
          </table:table-cell>
          <table:table-cell office:value-type="string">
            <text:p>stagnant</text:p>
          </table:table-cell>
          <table:table-cell table:number-columns-repeated="1020"/>
        </table:table-row>
        <table:table-row table:style-name="ro2">
          <table:table-cell table:style-name="ce2" office:value-type="string">
            <text:p>Blicca bjoerkna</text:p>
          </table:table-cell>
          <table:table-cell office:value-type="string">
            <text:p>white bream</text:p>
          </table:table-cell>
          <table:table-cell office:value-type="string">
            <text:p>insect larvae, worms, crustaceans, zooplankton</text:p>
          </table:table-cell>
          <table:table-cell office:value-type="string">
            <text:p>stagnant or slowly flowing</text:p>
          </table:table-cell>
          <table:table-cell/>
          <table:table-cell office:value-type="string">
            <text:p>plants</text:p>
          </table:table-cell>
          <table:table-cell table:number-columns-repeated="1018"/>
        </table:table-row>
        <table:table-row table:style-name="ro2">
          <table:table-cell table:style-name="ce2" office:value-type="string">
            <text:p>Abramis brama</text:p>
          </table:table-cell>
          <table:table-cell office:value-type="string">
            <text:p>bream</text:p>
          </table:table-cell>
          <table:table-cell office:value-type="string">
            <text:p>mosquito larvae, snails, plants, mussels</text:p>
          </table:table-cell>
          <table:table-cell table:number-columns-repeated="1021"/>
        </table:table-row>
        <table:table-row table:style-name="ro2">
          <table:table-cell table:style-name="ce2" office:value-type="string">
            <text:p>Ballerus ballerus</text:p>
          </table:table-cell>
          <table:table-cell office:value-type="string">
            <text:p>blue bream</text:p>
          </table:table-cell>
          <table:table-cell table:number-columns-repeated="1022"/>
        </table:table-row>
        <table:table-row table:style-name="ro2">
          <table:table-cell table:style-name="ce2" office:value-type="string">
            <text:p>Vimba vimba</text:p>
          </table:table-cell>
          <table:table-cell office:value-type="string">
            <text:p>Vimba bream</text:p>
          </table:table-cell>
          <table:table-cell office:value-type="string">
            <text:p>soil creatures</text:p>
          </table:table-cell>
          <table:table-cell office:value-type="string">
            <text:p>stagnant, slowly flowing</text:p>
          </table:table-cell>
          <table:table-cell table:number-columns-repeated="1020"/>
        </table:table-row>
        <table:table-row table:style-name="ro2">
          <table:table-cell table:style-name="ce2" office:value-type="string">
            <text:p>Pelecus cultratus</text:p>
          </table:table-cell>
          <table:table-cell office:value-type="string">
            <text:p>sichel</text:p>
          </table:table-cell>
          <table:table-cell office:value-type="string">
            <text:p>zooplankton, crustaceans, insects, fish</text:p>
          </table:table-cell>
          <table:table-cell office:value-type="string">
            <text:p>slowly flowing</text:p>
          </table:table-cell>
          <table:table-cell table:number-columns-repeated="1020"/>
        </table:table-row>
        <table:table-row table:style-name="ro2">
          <table:table-cell table:style-name="ce2" office:value-type="string">
            <text:p>Gobio gobio</text:p>
          </table:table-cell>
          <table:table-cell office:value-type="string">
            <text:p>gudgeon</text:p>
          </table:table-cell>
          <table:table-cell office:value-type="string">
            <text:p>insect larvae, worms</text:p>
          </table:table-cell>
          <table:table-cell office:value-type="string">
            <text:p>stagnant or flowing</text:p>
          </table:table-cell>
          <table:table-cell table:number-columns-repeated="1020"/>
        </table:table-row>
        <table:table-row table:style-name="ro2">
          <table:table-cell table:style-name="ce2" office:value-type="string">
            <text:p>Barbus barbus</text:p>
          </table:table-cell>
          <table:table-cell office:value-type="string">
            <text:p>barbel</text:p>
          </table:table-cell>
          <table:table-cell office:value-type="string">
            <text:p>insect larvae, worms, crustaceans</text:p>
          </table:table-cell>
          <table:table-cell office:value-type="string">
            <text:p>flowing</text:p>
          </table:table-cell>
          <table:table-cell table:number-columns-repeated="1020"/>
        </table:table-row>
        <table:table-row table:style-name="ro2">
          <table:table-cell table:style-name="ce2" office:value-type="string">
            <text:p>Tinca tinca</text:p>
          </table:table-cell>
          <table:table-cell office:value-type="string">
            <text:p>tench</text:p>
          </table:table-cell>
          <table:table-cell office:value-type="string">
            <text:p>snails, worms, insect larvae</text:p>
          </table:table-cell>
          <table:table-cell office:value-type="string">
            <text:p>stagnant or slowly flowing</text:p>
          </table:table-cell>
          <table:table-cell table:number-columns-repeated="1020"/>
        </table:table-row>
        <table:table-row table:style-name="ro2">
          <table:table-cell table:style-name="ce2" office:value-type="string">
            <text:p>Carassius gibelio</text:p>
          </table:table-cell>
          <table:table-cell office:value-type="string">
            <text:p>Gibel carp</text:p>
          </table:table-cell>
          <table:table-cell office:value-type="string">
            <text:p>small creatures, plants</text:p>
          </table:table-cell>
          <table:table-cell office:value-type="string">
            <text:p>stagnant</text:p>
          </table:table-cell>
          <table:table-cell table:number-columns-repeated="1020"/>
        </table:table-row>
        <table:table-row table:style-name="ro2">
          <table:table-cell table:style-name="ce2" office:value-type="string">
            <text:p>Rhodeus amarus</text:p>
          </table:table-cell>
          <table:table-cell office:value-type="string">
            <text:p>European bitterling</text:p>
          </table:table-cell>
          <table:table-cell office:value-type="string">
            <text:p>insect larvae, plants</text:p>
          </table:table-cell>
          <table:table-cell office:value-type="string">
            <text:p>stagnant</text:p>
          </table:table-cell>
          <table:table-cell/>
          <table:table-cell office:value-type="string">
            <text:p>mussels</text:p>
          </table:table-cell>
          <table:table-cell table:number-columns-repeated="1018"/>
        </table:table-row>
        <table:table-row table:style-name="ro2">
          <table:table-cell table:style-name="ce2" office:value-type="string">
            <text:p>Barbatula barbatula</text:p>
          </table:table-cell>
          <table:table-cell office:value-type="string">
            <text:p>stone loach</text:p>
          </table:table-cell>
          <table:table-cell office:value-type="string">
            <text:p>small creatures</text:p>
          </table:table-cell>
          <table:table-cell office:value-type="string">
            <text:p>slowly flowing</text:p>
          </table:table-cell>
          <table:table-cell table:number-columns-repeated="1020"/>
        </table:table-row>
        <table:table-row table:style-name="ro2">
          <table:table-cell table:style-name="ce2" office:value-type="string">
            <text:p>Misgurnus fossilis</text:p>
          </table:table-cell>
          <table:table-cell office:value-type="string">
            <text:p>weatherfish</text:p>
          </table:table-cell>
          <table:table-cell office:value-type="string">
            <text:p>soil creatures, worms, insect larvae</text:p>
          </table:table-cell>
          <table:table-cell office:value-type="string">
            <text:p>stagnant</text:p>
          </table:table-cell>
          <table:table-cell/>
          <table:table-cell office:value-type="string">
            <text:p>plants</text:p>
          </table:table-cell>
          <table:table-cell table:number-columns-repeated="1018"/>
        </table:table-row>
        <table:table-row table:style-name="ro2">
          <table:table-cell table:style-name="ce2" office:value-type="string">
            <text:p>Cobitis taenia</text:p>
          </table:table-cell>
          <table:table-cell office:value-type="string">
            <text:p>spined loach</text:p>
          </table:table-cell>
          <table:table-cell office:value-type="string">
            <text:p>insect larvae, worms, snails, detritus</text:p>
          </table:table-cell>
          <table:table-cell office:value-type="string">
            <text:p>stagnant or slowly flowing</text:p>
          </table:table-cell>
          <table:table-cell/>
          <table:table-cell office:value-type="string">
            <text:p>stones or plants at shallow depth</text:p>
          </table:table-cell>
          <table:table-cell table:number-columns-repeated="1018"/>
        </table:table-row>
        <table:table-row table:style-name="ro2">
          <table:table-cell table:style-name="ce2" office:value-type="string">
            <text:p>Lota lota</text:p>
          </table:table-cell>
          <table:table-cell office:value-type="string">
            <text:p>burbot</text:p>
          </table:table-cell>
          <table:table-cell office:value-type="string">
            <text:p>crustaceans, fish</text:p>
          </table:table-cell>
          <table:table-cell office:value-type="string">
            <text:p>stagnant or slowly flowing</text:p>
          </table:table-cell>
          <table:table-cell table:number-columns-repeated="2"/>
          <table:table-cell office:value-type="string">
            <text:p>high</text:p>
          </table:table-cell>
          <table:table-cell table:number-columns-repeated="1017"/>
        </table:table-row>
        <table:table-row table:style-name="ro2">
          <table:table-cell table:style-name="ce2" office:value-type="string">
            <text:p>Perca fluviatilis</text:p>
          </table:table-cell>
          <table:table-cell office:value-type="string">
            <text:p>perch</text:p>
          </table:table-cell>
          <table:table-cell office:value-type="string">
            <text:p>small creatures</text:p>
          </table:table-cell>
          <table:table-cell table:number-columns-repeated="1021"/>
        </table:table-row>
        <table:table-row table:style-name="ro2">
          <table:table-cell table:style-name="ce2" office:value-type="string">
            <text:p>Gymnocephalus cernuus</text:p>
          </table:table-cell>
          <table:table-cell office:value-type="string">
            <text:p>ruffe</text:p>
          </table:table-cell>
          <table:table-cell office:value-type="string">
            <text:p>insect larvae, crustaceans, zooplankton, soil creatures</text:p>
          </table:table-cell>
          <table:table-cell table:number-columns-repeated="1021"/>
        </table:table-row>
        <table:table-row table:style-name="ro2">
          <table:table-cell table:style-name="ce2" office:value-type="string">
            <text:p>Cottus gobio</text:p>
          </table:table-cell>
          <table:table-cell office:value-type="string">
            <text:p>bullhead</text:p>
          </table:table-cell>
          <table:table-cell office:value-type="string">
            <text:p>insect larvae, worms, crustaceans</text:p>
          </table:table-cell>
          <table:table-cell office:value-type="string">
            <text:p>stagnant or flowing</text:p>
          </table:table-cell>
          <table:table-cell table:number-columns-repeated="1020"/>
        </table:table-row>
        <table:table-row table:style-name="ro2">
          <table:table-cell table:style-name="ce2" office:value-type="string">
            <text:p>Platichthys flesus</text:p>
          </table:table-cell>
          <table:table-cell office:value-type="string">
            <text:p>flounder</text:p>
          </table:table-cell>
          <table:table-cell office:value-type="string">
            <text:p>crustaceans, worms, insect larvae</text:p>
          </table:table-cell>
          <table:table-cell office:value-type="string">
            <text:p>slowly flowing</text:p>
          </table:table-cell>
          <table:table-cell table:number-columns-repeated="1020"/>
        </table:table-row>
        <table:table-row table:style-name="ro2">
          <table:table-cell office:value-type="string">
            <text:p>Squalius cephalus</text:p>
          </table:table-cell>
          <table:table-cell office:value-type="string">
            <text:p>European chub</text:p>
          </table:table-cell>
          <table:table-cell office:value-type="string">
            <text:p>insects, crustaceans, plants</text:p>
          </table:table-cell>
          <table:table-cell office:value-type="string">
            <text:p>fast flowing</text:p>
          </table:table-cell>
          <table:table-cell office:value-type="string">
            <text:p>surface; prefers shallow areas</text:p>
          </table:table-cell>
          <table:table-cell table:number-columns-repeated="1019"/>
        </table:table-row>
        <table:table-row table:style-name="ro2" table:number-rows-repeated="3">
          <table:table-cell table:style-name="ce2"/>
          <table:table-cell table:number-columns-repeated="1023"/>
        </table:table-row>
        <table:table-row table:style-name="ro4">
          <table:table-cell table:style-name="ce2"/>
          <table:table-cell table:number-columns-repeated="1023"/>
        </table:table-row>
        <table:table-row table:style-name="ro2" table:number-rows-repeated="42">
          <table:table-cell table:style-name="ce2"/>
          <table:table-cell table:number-columns-repeated="1023"/>
        </table:table-row>
        <table:table-row table:style-name="ro2" table:number-rows-repeated="4">
          <table:table-cell table:number-columns-repeated="1024"/>
        </table:table-row>
        <table:table-row table:style-name="ro4" table:number-rows-repeated="1048482">
          <table:table-cell table:number-columns-repeated="1024"/>
        </table:table-row>
        <table:table-row table:style-name="ro6" table:number-rows-repeated="5">
          <table:table-cell table:number-columns-repeated="1024"/>
        </table:table-row>
        <table:table-row table:style-name="ro6">
          <table:table-cell table:number-columns-repeated="1024"/>
        </table:table-row>
      </table:table>
      <table:table table:name="Region 1 shellfish" table:style-name="ta1" table:print="false">
        <office:forms form:automatic-focus="false" form:apply-design-mode="false"/>
        <table:table-column table:style-name="co2" table:default-cell-style-name="Default"/>
        <table:table-row table:style-name="ro5">
          <table:table-cell/>
        </table:table-row>
      </table:table>
      <table:table table:name="Region 1 halofytes" table:style-name="ta1" table:print="false">
        <office:forms form:automatic-focus="false" form:apply-design-mode="false"/>
        <table:table-column table:style-name="co2" table:default-cell-style-name="Default"/>
        <table:table-row table:style-name="ro5">
          <table:table-cell/>
        </table:table-row>
      </table:table>
      <table:table table:name="Region 1 notes" table:style-name="ta1" table:print="false">
        <office:forms form:automatic-focus="false" form:apply-design-mode="false"/>
        <table:table-column table:style-name="co13" table:default-cell-style-name="ce1"/>
        <table:table-column table:style-name="co2" table:number-columns-repeated="1023" table:default-cell-style-name="ce1"/>
        <table:table-row table:style-name="ro2">
          <table:table-cell office:value-type="string">
            <text:p>Notes:</text:p>
          </table:table-cell>
          <table:table-cell table:number-columns-repeated="1023"/>
        </table:table-row>
        <table:table-row table:style-name="ro2">
          <table:table-cell office:value-type="string">
            <text:p>Petromyzon marinus (sea lamprey), Lampetra fluviatilis (lampern), Lampetra planeri (brook lamprey), Siluris glanis (wels catfish), </text:p>
          </table:table-cell>
          <table:table-cell table:number-columns-repeated="1023"/>
        </table:table-row>
        <table:table-row table:style-name="ro2">
          <table:table-cell office:value-type="string">
            <text:p>Ictalurus punctatus (Channel catfish) were removed.</text:p>
          </table:table-cell>
          <table:table-cell table:number-columns-repeated="1023"/>
        </table:table-row>
        <table:table-row table:style-name="ro2">
          <table:table-cell office:value-type="string">
            <text:p>This, as they are parasitic (they feed on other fish in your pond). Using these fish would thus give problems and also be inefficient.</text:p>
          </table:table-cell>
          <table:table-cell table:number-columns-repeated="1023"/>
        </table:table-row>
        <table:table-row table:style-name="ro2">
          <table:table-cell table:style-name="ce4" office:value-type="string">
            <text:p>Squalius cephalus was also added</text:p>
          </table:table-cell>
          <table:table-cell table:number-columns-repeated="1023"/>
        </table:table-row>
        <table:table-row table:style-name="ro2">
          <table:table-cell table:style-name="ce5" office:value-type="string">
            <text:p>Rhodeus sericeus, Abramis bjoerkna, Abramis ballerus were altered to Rhodeus amarus, Blicaa bjoerkna, Ballerus ballerus</text:p>
          </table:table-cell>
          <table:table-cell table:number-columns-repeated="1023"/>
        </table:table-row>
        <table:table-row table:style-name="ro2">
          <table:table-cell table:style-name="ce6" office:value-type="string">
            <text:p>Acipenser sturio (sturgeon), Acipenser ruthenus (sterlet), Alosa fallax (twaite shad) were removed as these catadromous fish are not easy to keep in freshwater ponds.</text:p>
          </table:table-cell>
          <table:table-cell table:number-columns-repeated="1023"/>
        </table:table-row>
        <table:table-row table:style-name="ro2">
          <table:table-cell table:style-name="ce6" office:value-type="string">
            <text:p>Aphanius fasciatus (Mediterranean killifish) was removed as it is not very suitable for fish farming purposes.</text:p>
          </table:table-cell>
          <table:table-cell table:number-columns-repeated="1023"/>
        </table:table-row>
        <table:table-row table:style-name="ro1">
          <table:table-cell office:value-type="string">
            <text:p>More information (from<text:a xlink:href="http://www.sportvisserijnederland.nl/vis-water/vissoorten/"> this website</text:a>) and<text:a xlink:href="http://www.fishbase.org/"> this website</text:a> was added.</text:p>
          </table:table-cell>
          <table:table-cell table:number-columns-repeated="1023"/>
        </table:table-row>
        <table:table-row table:style-name="ro2" table:number-rows-repeated="1048566">
          <table:table-cell table:number-columns-repeated="1024"/>
        </table:table-row>
        <table:table-row table:style-name="ro2">
          <table:table-cell table:number-columns-repeated="1024"/>
        </table:table-row>
      </table:table>
      <table:table table:name="Region 1 references on origin" table:style-name="ta1" table:print="false">
        <office:forms form:automatic-focus="false" form:apply-design-mode="false"/>
        <table:table-column table:style-name="co12" table:default-cell-style-name="ce1"/>
        <table:table-column table:style-name="co2" table:number-columns-repeated="1023" table:default-cell-style-name="ce1"/>
        <table:table-row table:style-name="ro2">
          <table:table-cell office:value-type="string">
            <text:p>Origin:</text:p>
          </table:table-cell>
          <table:table-cell table:number-columns-repeated="1023"/>
        </table:table-row>
        <table:table-row table:style-name="ro2">
          <table:table-cell office:value-type="string">
            <text:p>Cyprinus carpio carpio native to Eastern Europe (notably the Danube and Volga Rivers)</text:p>
          </table:table-cell>
          <table:table-cell table:number-columns-repeated="1023"/>
        </table:table-row>
        <table:table-row table:style-name="ro2">
          <table:table-cell office:value-type="string">
            <text:p>Hypophthalmichthys molitrix native to eastern Asia from the Amur River of far eastern Russia south through much of eastern half of China to Pearl River, possibly including northern Vietnam</text:p>
          </table:table-cell>
          <table:table-cell table:number-columns-repeated="1023"/>
        </table:table-row>
        <table:table-row table:style-name="ro2">
          <table:table-cell office:value-type="string">
            <text:p>Carassius carassius native to region between England and Russia; it is found as far north as the Arctic Circle in the Scandinavian countries, and the southern extremities defined by central France and the Black Sea</text:p>
          </table:table-cell>
          <table:table-cell table:number-columns-repeated="1023"/>
        </table:table-row>
        <table:table-row table:style-name="ro2">
          <table:table-cell office:value-type="string">
            <text:p>Ictalurus punctatus native to the Nearctic, being well distributed in lower Canada and the eastern and northern United States, as well as parts of northern Mexico</text:p>
          </table:table-cell>
          <table:table-cell table:number-columns-repeated="1023"/>
        </table:table-row>
        <table:table-row table:style-name="ro2">
          <table:table-cell office:value-type="string">
            <text:p>Petromyzon marinus native to Scandinavia to the Mediterranean Sea</text:p>
          </table:table-cell>
          <table:table-cell table:number-columns-repeated="1023"/>
        </table:table-row>
        <table:table-row table:style-name="ro2">
          <table:table-cell office:value-type="string">
            <text:p>Lampetra fluviatilis native to North Sea to west of the Mediterranean Sea</text:p>
          </table:table-cell>
          <table:table-cell table:number-columns-repeated="1023"/>
        </table:table-row>
        <table:table-row table:style-name="ro2">
          <table:table-cell office:value-type="string">
            <text:p>Lampetra planeri native to Celtic Sea to Baltic Sea and western Italy</text:p>
          </table:table-cell>
          <table:table-cell table:number-columns-repeated="1023"/>
        </table:table-row>
        <table:table-row table:style-name="ro2">
          <table:table-cell office:value-type="string">
            <text:p>Acipenser sturio native to North Sea to Baltic Sea</text:p>
          </table:table-cell>
          <table:table-cell table:number-columns-repeated="1023"/>
        </table:table-row>
        <table:table-row table:style-name="ro2">
          <table:table-cell office:value-type="string">
            <text:p>Acipenser ruthenus native to Black Sea and Caspian Sea to Siberia and East Siberian Sea</text:p>
          </table:table-cell>
          <table:table-cell table:number-columns-repeated="1023"/>
        </table:table-row>
        <table:table-row table:style-name="ro2">
          <table:table-cell office:value-type="string">
            <text:p>Alosa fallax native to North Sea, Baltic Sea, Celtic Sea, Mediterranean Sea</text:p>
          </table:table-cell>
          <table:table-cell table:number-columns-repeated="1023"/>
        </table:table-row>
        <table:table-row table:style-name="ro2">
          <table:table-cell office:value-type="string">
            <text:p>Alosa alosa native to Celtic Sea and Mediterranean</text:p>
          </table:table-cell>
          <table:table-cell table:number-columns-repeated="1023"/>
        </table:table-row>
        <table:table-row table:style-name="ro2">
          <table:table-cell office:value-type="string">
            <text:p>Salvelinus alpinus native to Norwegian Sea, Barents Sea, North Sea and the rivers of the Alps</text:p>
          </table:table-cell>
          <table:table-cell table:number-columns-repeated="1023"/>
        </table:table-row>
        <table:table-row table:style-name="ro2">
          <table:table-cell office:value-type="string">
            <text:p>Coregonus lavaretus native to North Sea, Baltic Sea, Norwegian Sea</text:p>
          </table:table-cell>
          <table:table-cell table:number-columns-repeated="1023"/>
        </table:table-row>
        <table:table-row table:style-name="ro2">
          <table:table-cell office:value-type="string">
            <text:p>Thymallus thymallus native to Baltic Sea, Celtic Sea, rivers of central to northeastern Europe</text:p>
          </table:table-cell>
          <table:table-cell table:number-columns-repeated="1023"/>
        </table:table-row>
        <table:table-row table:style-name="ro2">
          <table:table-cell office:value-type="string">
            <text:p>Osmerus eperlanus native to North Sea, Celtic Sea, Baltic Sea,</text:p>
          </table:table-cell>
          <table:table-cell table:number-columns-repeated="1023"/>
        </table:table-row>
        <table:table-row table:style-name="ro2">
          <table:table-cell office:value-type="string">
            <text:p>Rutilus rutilus native to North Sea, Celtic Sea, Baltic Sea, Black Sea, western Russia</text:p>
          </table:table-cell>
          <table:table-cell table:number-columns-repeated="1023"/>
        </table:table-row>
        <table:table-row table:style-name="ro2">
          <table:table-cell office:value-type="string">
            <text:p>Leucaspius delineatus native to Baltic Sea, Black Sea, North Sea to rivers of western Russia</text:p>
          </table:table-cell>
          <table:table-cell table:number-columns-repeated="1023"/>
        </table:table-row>
        <table:table-row table:style-name="ro2">
          <table:table-cell office:value-type="string">
            <text:p>Leuciscus leuciscus native to North Sea, Celtic Sea, Baltic Sea, Black Sea, to just above the Mediterranean Sea</text:p>
          </table:table-cell>
          <table:table-cell table:number-columns-repeated="1023"/>
        </table:table-row>
        <table:table-row table:style-name="ro2">
          <table:table-cell office:value-type="string">
            <text:p>Leuciscus idus native to North Sea, Baltic Sea, Black Sea, west Russia</text:p>
          </table:table-cell>
          <table:table-cell table:number-columns-repeated="1023"/>
        </table:table-row>
        <table:table-row table:style-name="ro2">
          <table:table-cell office:value-type="string">
            <text:p>Phoxinus phoxinus native to North Sea, Celtic Sea, Baltic Sea, Mediterranean Sea, west Russia</text:p>
          </table:table-cell>
          <table:table-cell table:number-columns-repeated="1023"/>
        </table:table-row>
        <table:table-row table:style-name="ro2">
          <table:table-cell office:value-type="string">
            <text:p>Scardinius erythrophthalmus native to North Sea, Celtic Sea, Baltic Sea, Black Sea, Mediterranean Sea</text:p>
          </table:table-cell>
          <table:table-cell table:number-columns-repeated="1023"/>
        </table:table-row>
        <table:table-row table:style-name="ro2">
          <table:table-cell office:value-type="string">
            <text:p>Aspius aspius native to North Sea, Baltic Sea, Black Sea</text:p>
          </table:table-cell>
          <table:table-cell table:number-columns-repeated="1023"/>
        </table:table-row>
        <table:table-row table:style-name="ro2">
          <table:table-cell office:value-type="string">
            <text:p>Chondrostoma nasus native to North Sea, Black Sea, western Russia</text:p>
          </table:table-cell>
          <table:table-cell table:number-columns-repeated="1023"/>
        </table:table-row>
        <table:table-row table:style-name="ro2">
          <table:table-cell office:value-type="string">
            <text:p>Alburnus alburnus native to Baltic Sea, Black Sea, North Sea, Mediterranean Sea, Celtic Sea</text:p>
          </table:table-cell>
          <table:table-cell table:number-columns-repeated="1023"/>
        </table:table-row>
        <table:table-row table:style-name="ro2">
          <table:table-cell office:value-type="string">
            <text:p>Alburnoides bipunctatus native to North Sea, Black Sea, rivers of central Europe to west Russia</text:p>
          </table:table-cell>
          <table:table-cell table:number-columns-repeated="1023"/>
        </table:table-row>
        <table:table-row table:style-name="ro2">
          <table:table-cell office:value-type="string">
            <text:p>Abramis bjoerkna native to North Sea, Celtic Sea, Baltic Sea, Black Sea, rivers of west Russia</text:p>
          </table:table-cell>
          <table:table-cell table:number-columns-repeated="1023"/>
        </table:table-row>
        <table:table-row table:style-name="ro2">
          <table:table-cell office:value-type="string">
            <text:p>Abramis brama native to North Sea, Celtic Sea, Baltic Sea, Black Sea, rivers of west Russia</text:p>
          </table:table-cell>
          <table:table-cell table:number-columns-repeated="1023"/>
        </table:table-row>
        <table:table-row table:style-name="ro2">
          <table:table-cell office:value-type="string">
            <text:p>Abramis ballerus native to Black Sea, Baltic Sea</text:p>
          </table:table-cell>
          <table:table-cell table:number-columns-repeated="1023"/>
        </table:table-row>
        <table:table-row table:style-name="ro2">
          <table:table-cell office:value-type="string">
            <text:p>Vimba vimba native to Baltic Sea, Black Sea</text:p>
          </table:table-cell>
          <table:table-cell table:number-columns-repeated="1023"/>
        </table:table-row>
        <table:table-row table:style-name="ro2">
          <table:table-cell office:value-type="string">
            <text:p>Pelecus cultratus native to Baltic Sea, Danube river, Aral lake, Black Sea</text:p>
          </table:table-cell>
          <table:table-cell table:number-columns-repeated="1023"/>
        </table:table-row>
        <table:table-row table:style-name="ro2">
          <table:table-cell office:value-type="string">
            <text:p>Gobio gobio native to North Sea, Celtic Sea, Baltic Sea, Black Sea, Mediterranean Sea</text:p>
          </table:table-cell>
          <table:table-cell table:number-columns-repeated="1023"/>
        </table:table-row>
        <table:table-row table:style-name="ro2">
          <table:table-cell office:value-type="string">
            <text:p>Barbus barbus native to North Sea, Black Sea, rivers from France to Ukraine</text:p>
          </table:table-cell>
          <table:table-cell table:number-columns-repeated="1023"/>
        </table:table-row>
        <table:table-row table:style-name="ro2">
          <table:table-cell office:value-type="string">
            <text:p>Tinca tinca native to Mediterranean Sea, North Sea, celtic Sea, Baltic Sea, Black Sea</text:p>
          </table:table-cell>
          <table:table-cell table:number-columns-repeated="1023"/>
        </table:table-row>
        <table:table-row table:style-name="ro2">
          <table:table-cell office:value-type="string">
            <text:p>Carassius gibelio native to North Sea, Celtic Sea, Black Sea, Baltic Sea, west Russia</text:p>
          </table:table-cell>
          <table:table-cell table:number-columns-repeated="1023"/>
        </table:table-row>
        <table:table-row table:style-name="ro2">
          <table:table-cell office:value-type="string">
            <text:p>Rhodeus sericeus native to North Sea, Celtic Sea, Black Sea, west Russia</text:p>
          </table:table-cell>
          <table:table-cell table:number-columns-repeated="1023"/>
        </table:table-row>
        <table:table-row table:style-name="ro2">
          <table:table-cell office:value-type="string">
            <text:p>Barbatula barbatula native to North sea, Celtic Sea, Baltic Sea, Black Sea, Mediterranean Sea</text:p>
          </table:table-cell>
          <table:table-cell table:number-columns-repeated="1023"/>
        </table:table-row>
        <table:table-row table:style-name="ro2">
          <table:table-cell office:value-type="string">
            <text:p>Misgurnus fossilis native to North Sea, Baltic Sea, Black Sea, most of central europe to west Russia</text:p>
          </table:table-cell>
          <table:table-cell table:number-columns-repeated="1023"/>
        </table:table-row>
        <table:table-row table:style-name="ro2">
          <table:table-cell office:value-type="string">
            <text:p>Cobotis taenia native to North Sea, Baltic Sea, Black Sea, all of europe to west Russia</text:p>
          </table:table-cell>
          <table:table-cell table:number-columns-repeated="1023"/>
        </table:table-row>
        <table:table-row table:style-name="ro2">
          <table:table-cell office:value-type="string">
            <text:p>Silurus glanis native to Baltic Sea, Black Sea, Germany to west Russia</text:p>
          </table:table-cell>
          <table:table-cell table:number-columns-repeated="1023"/>
        </table:table-row>
        <table:table-row table:style-name="ro2">
          <table:table-cell office:value-type="string">
            <text:p>Lota lota native to North Sea, Baltic Sea, Celtic Sea, Black Sea, most of central Europe</text:p>
          </table:table-cell>
          <table:table-cell table:number-columns-repeated="1023"/>
        </table:table-row>
        <table:table-row table:style-name="ro2">
          <table:table-cell office:value-type="string">
            <text:p>Aphanius fasciatus native to Baltic Sea, Black Sea, France to west Russia</text:p>
          </table:table-cell>
          <table:table-cell table:number-columns-repeated="1023"/>
        </table:table-row>
        <table:table-row table:style-name="ro2">
          <table:table-cell office:value-type="string">
            <text:p>Perca fluviatilis native to Baltic Sea, North Sea, Celtic Sea, Mediterranean Sea, Black Sea</text:p>
          </table:table-cell>
          <table:table-cell table:number-columns-repeated="1023"/>
        </table:table-row>
        <table:table-row table:style-name="ro2">
          <table:table-cell office:value-type="string">
            <text:p>Gymnocephalus cernuus native to North Sea, Baltic Sea, Black Sea, Celtic Sea, Russia (upto the Ural Mountains)</text:p>
          </table:table-cell>
          <table:table-cell table:number-columns-repeated="1023"/>
        </table:table-row>
        <table:table-row table:style-name="ro2">
          <table:table-cell office:value-type="string">
            <text:p>Cottus gobio native to North Sea, Baltic Sea, Black Sea, Mediterranean Sea, Celtic Sea, upto the Ural Mountains</text:p>
          </table:table-cell>
          <table:table-cell table:number-columns-repeated="1023"/>
        </table:table-row>
        <table:table-row table:style-name="ro2">
          <table:table-cell office:value-type="string">
            <text:p>Platichthys flesus native to shores of North Sea, Norwegian Sea, Celtic Sea, Baltic Sea, Mediterranean Sea, Black Sea</text:p>
          </table:table-cell>
          <table:table-cell table:number-columns-repeated="1023"/>
        </table:table-row>
        <table:table-row table:style-name="ro2" table:number-rows-repeated="104852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Cambria" svg:font-family="Cambria"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B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nl" number:country="BE">€</number:currency-symbol>
    </number:currency-style>
    <number:currency-style style:name="N107">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07P0"/>
    </number:currency-style>
    <number:number-style style:name="N8000" number:language="nl" number:country="BE">
      <number:number number:min-integer-digits="1"/>
    </number:number-style>
    <number:number-style style:name="N8107P0" style:volatile="true" number:language="nl" number:country="BE">
      <number:number number:decimal-places="0" number:min-integer-digits="1" number:grouping="true"/>
      <number:text> €</number:text>
    </number:number-style>
    <number:number-style style:name="N8107" number:language="nl" number:country="BE">
      <number:text>-</number:text>
      <number:number number:decimal-places="0" number:min-integer-digits="1" number:grouping="true"/>
      <number:text> €</number:text>
      <style:map style:condition="value()&gt;=0" style:apply-style-name="N8107P0"/>
    </number:number-style>
    <number:number-style style:name="N8108P0" style:volatile="true" number:language="nl" number:country="BE">
      <number:number number:decimal-places="0" number:min-integer-digits="1" number:grouping="true"/>
      <number:text> €</number:text>
    </number:number-style>
    <number:number-style style:name="N8108" number:language="nl" number:country="BE">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nl" number:country="BE">
      <number:number number:decimal-places="2" number:min-integer-digits="1" number:grouping="true"/>
      <number:text> €</number:text>
    </number:number-style>
    <number:number-style style:name="N8110" number:language="nl" number:country="BE">
      <number:text>-</number:text>
      <number:number number:decimal-places="2" number:min-integer-digits="1" number:grouping="true"/>
      <number:text> €</number:text>
      <style:map style:condition="value()&gt;=0" style:apply-style-name="N8110P0"/>
    </number:number-style>
    <number:number-style style:name="N8111P0" style:volatile="true" number:language="nl" number:country="BE">
      <number:number number:decimal-places="2" number:min-integer-digits="1" number:grouping="true"/>
      <number:text> €</number:text>
    </number:number-style>
    <number:number-style style:name="N8111" number:language="nl" number:country="BE">
      <style:text-properties fo:color="#ff0000"/>
      <number:text>-</number:text>
      <number:number number:decimal-places="2" number:min-integer-digits="1" number:grouping="true"/>
      <number:text> €</number:text>
      <style:map style:condition="value()&gt;=0" style:apply-style-name="N8111P0"/>
    </number:number-style>
    <number:date-style style:name="N8112" number:language="nl" number:country="BE">
      <number:day/>
      <number:text>/</number:text>
      <number:month number:style="long"/>
      <number:text>/</number:text>
      <number:year number:style="long"/>
    </number:date-style>
    <number:date-style style:name="N8113" number:language="nl" number:country="BE">
      <number:day/>
      <number:text>/</number:text>
      <number:month number:textual="true"/>
      <number:text>/</number:text>
      <number:year/>
    </number:date-style>
    <number:date-style style:name="N8114" number:language="nl" number:country="BE">
      <number:day/>
      <number:text>/</number:text>
      <number:month number:textual="true"/>
    </number:date-style>
    <number:date-style style:name="N8115" number:language="nl" number:country="BE">
      <number:month number:textual="true"/>
      <number:text>/</number:text>
      <number:year/>
    </number:date-style>
    <number:time-style style:name="N8116" number:language="nl" number:country="BE">
      <number:hours/>
      <number:text>:</number:text>
      <number:minutes number:style="long"/>
      <number:text> </number:text>
      <number:am-pm/>
    </number:time-style>
    <number:time-style style:name="N8117" number:language="nl" number:country="BE">
      <number:hours/>
      <number:text>:</number:text>
      <number:minutes number:style="long"/>
      <number:text>:</number:text>
      <number:seconds number:style="long"/>
      <number:text> </number:text>
      <number:am-pm/>
    </number:time-style>
    <number:time-style style:name="N8118" number:language="nl" number:country="BE">
      <number:hours/>
      <number:text>:</number:text>
      <number:minutes number:style="long"/>
    </number:time-style>
    <number:time-style style:name="N8119" number:language="nl" number:country="BE">
      <number:hours/>
      <number:text>:</number:text>
      <number:minutes number:style="long"/>
      <number:text>:</number:text>
      <number:seconds number:style="long"/>
    </number:time-style>
    <number:date-style style:name="N8120" number:language="nl" number:country="BE">
      <number:day/>
      <number:text>/</number:text>
      <number:month number:style="long"/>
      <number:text>/</number:text>
      <number:year number:style="long"/>
      <number:text> </number:text>
      <number:hours/>
      <number:text>:</number:text>
      <number:minutes number:style="long"/>
    </number:date-style>
    <number:number-style style:name="N8122P0" style:volatile="true" number:language="nl" number:country="BE">
      <number:number number:decimal-places="0" number:min-integer-digits="1" number:grouping="true"/>
      <number:text>   </number:text>
    </number:number-style>
    <number:number-style style:name="N8122" number:language="nl" number:country="BE">
      <number:text>-</number:text>
      <number:number number:decimal-places="0" number:min-integer-digits="1" number:grouping="true"/>
      <number:text>   </number:text>
      <style:map style:condition="value()&gt;=0" style:apply-style-name="N8122P0"/>
    </number:number-style>
    <number:number-style style:name="N8123P0" style:volatile="true" number:language="nl" number:country="BE">
      <number:number number:decimal-places="0" number:min-integer-digits="1" number:grouping="true"/>
      <number:text>   </number:text>
    </number:number-style>
    <number:number-style style:name="N8123" number:language="nl" number:country="BE">
      <style:text-properties fo:color="#ff0000"/>
      <number:text>-</number:text>
      <number:number number:decimal-places="0" number:min-integer-digits="1" number:grouping="true"/>
      <number:text>   </number:text>
      <style:map style:condition="value()&gt;=0" style:apply-style-name="N8123P0"/>
    </number:number-style>
    <number:number-style style:name="N8125P0" style:volatile="true" number:language="nl" number:country="BE">
      <number:number number:decimal-places="2" number:min-integer-digits="1" number:grouping="true"/>
      <number:text>   </number:text>
    </number:number-style>
    <number:number-style style:name="N8125" number:language="nl" number:country="BE">
      <number:text>-</number:text>
      <number:number number:decimal-places="2" number:min-integer-digits="1" number:grouping="true"/>
      <number:text>   </number:text>
      <style:map style:condition="value()&gt;=0" style:apply-style-name="N8125P0"/>
    </number:number-style>
    <number:number-style style:name="N8126P0" style:volatile="true" number:language="nl" number:country="BE">
      <number:number number:decimal-places="2" number:min-integer-digits="1" number:grouping="true"/>
      <number:text>   </number:text>
    </number:number-style>
    <number:number-style style:name="N8126" number:language="nl" number:country="BE">
      <style:text-properties fo:color="#ff0000"/>
      <number:text>-</number:text>
      <number:number number:decimal-places="2" number:min-integer-digits="1" number:grouping="true"/>
      <number:text>   </number:text>
      <style:map style:condition="value()&gt;=0" style:apply-style-name="N8126P0"/>
    </number:number-style>
    <number:number-style style:name="N8130P0" style:volatile="true" number:language="nl" number:country="BE">
      <number:number number:decimal-places="0" number:min-integer-digits="1" number:grouping="true"/>
      <number:text>    </number:text>
    </number:number-style>
    <number:number-style style:name="N8130P1" style:volatile="true" number:language="nl" number:country="BE">
      <number:text>-</number:text>
      <number:number number:decimal-places="0" number:min-integer-digits="1" number:grouping="true"/>
      <number:text>    </number:text>
    </number:number-style>
    <number:number-style style:name="N8130P2" style:volatile="true" number:language="nl" number:country="BE">
      <number:text> -    </number:text>
    </number:number-style>
    <number:text-style style:name="N8130" number:language="nl" number:country="BE">
      <number:text-content/>
      <number:text> </number:text>
      <style:map style:condition="value()&gt;0" style:apply-style-name="N8130P0"/>
      <style:map style:condition="value()&lt;0" style:apply-style-name="N8130P1"/>
      <style:map style:condition="value()=0" style:apply-style-name="N8130P2"/>
    </number:text-style>
    <number:number-style style:name="N8134P0" style:volatile="true" number:language="nl" number:country="BE">
      <number:number number:decimal-places="0" number:min-integer-digits="1" number:grouping="true"/>
      <number:text> € </number:text>
    </number:number-style>
    <number:number-style style:name="N8134P1" style:volatile="true" number:language="nl" number:country="BE">
      <number:text>-</number:text>
      <number:number number:decimal-places="0" number:min-integer-digits="1" number:grouping="true"/>
      <number:text> € </number:text>
    </number:number-style>
    <number:number-style style:name="N8134P2" style:volatile="true" number:language="nl" number:country="BE">
      <number:text> - € </number:text>
    </number:number-style>
    <number:text-style style:name="N8134" number:language="nl" number:country="BE">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nl" number:country="BE">
      <number:number number:decimal-places="2" number:min-integer-digits="1" number:grouping="true"/>
      <number:text>    </number:text>
    </number:number-style>
    <number:number-style style:name="N8138P1" style:volatile="true" number:language="nl" number:country="BE">
      <number:text>-</number:text>
      <number:number number:decimal-places="2" number:min-integer-digits="1" number:grouping="true"/>
      <number:text>    </number:text>
    </number:number-style>
    <number:number-style style:name="N8138P2" style:volatile="true" number:language="nl" number:country="BE">
      <number:text> -</number:text>
      <number:number number:decimal-places="0" number:min-integer-digits="0"/>
      <number:text>    </number:text>
    </number:number-style>
    <number:text-style style:name="N8138" number:language="nl" number:country="BE">
      <number:text-content/>
      <number:text> </number:text>
      <style:map style:condition="value()&gt;0" style:apply-style-name="N8138P0"/>
      <style:map style:condition="value()&lt;0" style:apply-style-name="N8138P1"/>
      <style:map style:condition="value()=0" style:apply-style-name="N8138P2"/>
    </number:text-style>
    <number:number-style style:name="N8142P0" style:volatile="true" number:language="nl" number:country="BE">
      <number:number number:decimal-places="2" number:min-integer-digits="1" number:grouping="true"/>
      <number:text> € </number:text>
    </number:number-style>
    <number:number-style style:name="N8142P1" style:volatile="true" number:language="nl" number:country="BE">
      <number:text>-</number:text>
      <number:number number:decimal-places="2" number:min-integer-digits="1" number:grouping="true"/>
      <number:text> € </number:text>
    </number:number-style>
    <number:number-style style:name="N8142P2" style:volatile="true" number:language="nl" number:country="BE">
      <number:text> -</number:text>
      <number:number number:decimal-places="0" number:min-integer-digits="0"/>
      <number:text> € </number:text>
    </number:number-style>
    <number:text-style style:name="N8142" number:language="nl" number:country="BE">
      <number:text-content/>
      <number:text> </number:text>
      <style:map style:condition="value()&gt;0" style:apply-style-name="N8142P0"/>
      <style:map style:condition="value()&lt;0" style:apply-style-name="N8142P1"/>
      <style:map style:condition="value()=0" style:apply-style-name="N8142P2"/>
    </number:text-style>
    <number:time-style style:name="N8143" number:language="nl" number:country="BE">
      <number:minutes number:style="long"/>
      <number:text>:</number:text>
      <number:seconds number:style="long"/>
    </number:time-style>
    <number:time-style style:name="N8144" number:language="nl" number:country="BE" number:truncate-on-overflow="false">
      <number:hours/>
      <number:text>:</number:text>
      <number:minutes number:style="long"/>
      <number:text>:</number:text>
      <number:seconds number:style="long"/>
    </number:time-style>
    <number:time-style style:name="N8145" number:language="nl" number:country="BE">
      <number:minutes number:style="long"/>
      <number:text>:</number:text>
      <number:seconds number:style="long" number:decimal-places="1"/>
    </number:time-style>
    <number:number-style style:name="N8146" number:language="nl" number:country="BE">
      <number:scientific-number number:decimal-places="1" number:min-integer-digits="3" number:min-exponent-digits="1"/>
    </number:number-style>
    <style:style style:name="Default" style:family="table-cell">
      <style:text-properties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23">23/11/2017</text:date>, <text:time>17:44:5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Win32 OpenOffice.org_project/411m6$Build-9775</meta:generator>
    <dc:date>2017-11-23T17:44:55.28</dc:date>
    <dc:creator>Lutjens </dc:creator>
    <meta:editing-duration>PT3H40M48S</meta:editing-duration>
    <meta:editing-cycles>22</meta:editing-cycles>
    <meta:document-statistic meta:table-count="6" meta:cell-count="243" meta:object-count="0"/>
  </office:meta>
</office:document-meta>
</file>